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forderungen: Schach (Blizzchess)</text:p>
      <text:list xml:id="list9108160470723215255" text:style-name="L1">
        <text:list-item>
          <text:p text:style-name="P1">Das Schachspiel soll auf Clients laufen.</text:p>
        </text:list-item>
        <text:list-item>
          <text:p text:style-name="P1">Clients sollen sich auf dem Server authentifizieren koennen</text:p>
        </text:list-item>
        <text:list-item>
          <text:p text:style-name="P1">Connection zwischen Clients soll ueber Server laufen.</text:p>
        </text:list-item>
        <text:list-item>
          <text:p text:style-name="P1">Das Schachspiel soll Asynchron laufen koennen. (anderer Spieler muss nicht "on" sein)</text:p>
        </text:list-item>
        <text:list-item>
          <text:p text:style-name="P1">Ein aktuelles Spiel soll gespeichert werden koennen.</text:p>
        </text:list-item>
        <text:list-item>
          <text:p text:style-name="P1">Das Schachspiel wird um eigenentwickelte Spielelemente erweitert.</text:p>
        </text:list-item>
        <text:list-item>
          <text:p text:style-name="P1">Es soll GUI´s fuer "Login", "Board" und "Info" geben.</text:p>
        </text:list-item>
        <text:list-item>
          <text:p text:style-name="P1">Jeder Spieler hat seine eigene View vom Board.</text:p>
        </text:list-item>
        <text:list-item>
          <text:p text:style-name="P1">Wenn ein Mauszeiger ueber ein Piece (Figur) faehrt, soll ein Infofenster ueber das Piece angezeigt werden.</text:p>
        </text:list-item>
        <text:list-item>
          <text:p text:style-name="P1">Das Login soll einen Gegenspieler (IP-Adresse), Name (Eigener), Passwort und Server (IP-Adresse) abfragen.</text:p>
        </text:list-item>
        <text:list-item>
          <text:p text:style-name="P1">Ein Spielzug wird durch verschiedene "States" definiert.</text:p>
        </text:list-item>
        <text:list-item>
          <text:p text:style-name="P1">Wenn ein Spieler NICHT am Zug ist, kann dieser nur Informationen sich anzeigen lassen.</text:p>
        </text:list-item>
        <text:list-item>
          <text:p text:style-name="P1">In einem Spielzug MUSS ein Piece bewegt werden. Nach Moeglichkeit wird eine Aktion noch hinzugefuegt zum Spielzug. (Durch manche Sonderregelungen kann es zu Abweichungen kommen)</text:p>
        </text:list-item>
        <text:list-item>
          <text:p text:style-name="P1">Eine Fraktion wird per Zufallszahl zugewiesen.</text:p>
        </text:list-item>
        <text:list-item>
          <text:p text:style-name="P1">Der erste Spielzug wird per Zufallszahl zugewiesen.</text:p>
        </text:list-item>
        <text:list-item>
          <text:p text:style-name="P1">Wenn die Fraktionen zugewiesen sind, suchen sich die Spieler einen Koenig aus.</text:p>
        </text:list-item>
        <text:list-item>
          <text:p text:style-name="P1">Ein Piece kann sich bewegen, angreifen und evtl. eine oder mehrere Fähigkeiten besitzen.</text:p>
        </text:list-item>
        <text:list-item>
          <text:p text:style-name="P1">Ein Piece besitzt Lebenspunkten, bei &lt;= 0 ("null") ist das Piece tod.</text:p>
        </text:list-item>
        <text:list-item>
          <text:p text:style-name="P1">Das Spiel ist beendet, wenn der "Koenig" faellt.</text:p>
        </text:list-item>
        <text:list-item>
          <text:p text:style-name="P1">Das Sachspiel soll auf mobilen Endgeraeten laufen koenn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M11S</meta:editing-duration>
    <meta:editing-cycles>5</meta:editing-cycles>
    <meta:generator>OpenOffice/4.1.1$Win32 OpenOffice.org_project/411m6$Build-9775</meta:generator>
    <dc:date>2015-10-24T20:56:01.36</dc:date>
    <dc:creator>Manuel M</dc:creator>
    <meta:document-statistic meta:table-count="0" meta:image-count="0" meta:object-count="0" meta:page-count="1" meta:paragraph-count="21" meta:word-count="228" meta:character-count="1507"/>
    <meta:user-defined meta:name="Info 1"/>
    <meta:user-defined meta:name="Info 2"/>
    <meta:user-defined meta:name="Info 3"/>
    <meta:user-defined meta:name="Info 4"/>
  </office:meta>
</office:document-meta>
</file>